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ff"/>
    </style:style>
    <style:style style:name="ce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color="#0000ff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ae00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00ae00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420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f420e"/>
    </style:style>
    <style:style style:name="ce1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5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ff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ff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ae00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ae00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420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420e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4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ff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0000ff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ae00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00ae00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420e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420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1" table:number-columns-repeated="1004" table:default-cell-style-name="ce1"/>
        <table:table-row table:style-name="ro1">
          <table:table-cell/>
          <table:table-cell office:value-type="string">
            <text:p>j</text:p>
          </table:table-cell>
          <table:table-cell/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table:number-columns-repeated="1014"/>
        </table:table-row>
        <table:table-row table:style-name="ro2">
          <table:table-cell office:value-type="string">
            <text:p>i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/>
          <table:table-cell table:style-name="ce4" office:value-type="string">
            <text:p>The Needleman–Wunsch algorithm is an algorithm used in bioinformatics to align protein or nucleotide sequences.</text:p>
          </table:table-cell>
          <table:table-cell table:number-columns-repeated="2"/>
          <table:table-cell table:style-name="ce22"/>
          <table:table-cell table:number-columns-repeated="1009"/>
        </table:table-row>
        <table:table-row table:style-name="ro1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2" office:value-type="string">
            <text:p>1 (1,-2,-2)</text:p>
          </table:table-cell>
          <table:table-cell office:value-type="string">
            <text:p>0 (-2,0,-3)</text:p>
          </table:table-cell>
          <table:table-cell office:value-type="string">
            <text:p>-1 (-3,-1,-4)</text:p>
          </table:table-cell>
          <table:table-cell office:value-type="string">
            <text:p>-2 (-4,-2,-5)</text:p>
          </table:table-cell>
          <table:table-cell office:value-type="string">
            <text:p>-3 (-3,-3,-6)</text:p>
          </table:table-cell>
          <table:table-cell office:value-type="string">
            <text:p>-4 (-6,-4,-7)</text:p>
          </table:table-cell>
          <table:table-cell office:value-type="string">
            <text:p>-5 (-7,-5,-8)</text:p>
          </table:table-cell>
          <table:table-cell/>
          <table:table-cell table:style-name="ce4" office:value-type="string">
            <text:p>match: 1, mismatch: -1, insert/deletion: -1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0 (-2,-3,0)</text:p>
          </table:table-cell>
          <table:table-cell office:value-type="string">
            <text:p>0 (0,-1,-1)</text:p>
          </table:table-cell>
          <table:table-cell office:value-type="string">
            <text:p>1 (1,-1,-2)</text:p>
          </table:table-cell>
          <table:table-cell table:style-name="ce3" office:value-type="string">
            <text:p>0 (-2,0,-3)</text:p>
          </table:table-cell>
          <table:table-cell office:value-type="string">
            <text:p>-1 (-3,-1,-4)</text:p>
          </table:table-cell>
          <table:table-cell office:value-type="string">
            <text:p>-2 (-4,-2,-5)</text:p>
          </table:table-cell>
          <table:table-cell office:value-type="string">
            <text:p>-3 (-5,-3,-6)</text:p>
          </table:table-cell>
          <table:table-cell/>
          <table:table-cell table:style-name="ce5" office:value-type="string">
            <text:p>Sequences</text:p>
          </table:table-cell>
          <table:table-cell table:style-name="ce6" office:value-type="string">
            <text:p>G</text:p>
          </table:table-cell>
          <table:table-cell table:style-name="ce14" office:value-type="string">
            <text:p>A</text:p>
          </table:table-cell>
          <table:table-cell table:number-columns-repeated="2" table:style-name="ce14" office:value-type="string">
            <text:p>T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C</text:p>
          </table:table-cell>
          <table:table-cell table:style-name="ce23" office:value-type="string">
            <text:p>A</text:p>
          </table:table-cell>
          <table:table-cell table:style-name="ce25"/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string">
            <text:p>-1 (-3,-4,-1)</text:p>
          </table:table-cell>
          <table:table-cell office:value-type="string">
            <text:p>-1 (-1,-2,-1)</text:p>
          </table:table-cell>
          <table:table-cell office:value-type="string">
            <text:p>0 (-1,-2,0)</text:p>
          </table:table-cell>
          <table:table-cell office:value-type="string">
            <text:p>2 (2,-1,-1)</text:p>
          </table:table-cell>
          <table:table-cell office:value-type="string">
            <text:p>1 (-1,1,-2)</text:p>
          </table:table-cell>
          <table:table-cell office:value-type="string">
            <text:p>0 (-2,0,-3)</text:p>
          </table:table-cell>
          <table:table-cell office:value-type="string">
            <text:p>-1 (-3,-1,-4)</text:p>
          </table:table-cell>
          <table:table-cell/>
          <table:table-cell table:style-name="Default"/>
          <table:table-cell table:style-name="ce7" office:value-type="string">
            <text:p>G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G</text:p>
          </table:table-cell>
          <table:table-cell table:style-name="ce15" office:value-type="string">
            <text:p>C</text:p>
          </table:table-cell>
          <table:table-cell table:style-name="ce24" office:value-type="string">
            <text:p>U</text:p>
          </table:table-cell>
          <table:table-cell table:style-name="ce25"/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string">
            <text:p>-2 (-4,-5,-2)</text:p>
          </table:table-cell>
          <table:table-cell office:value-type="string">
            <text:p>-2 (-2,-3,-2)</text:p>
          </table:table-cell>
          <table:table-cell office:value-type="string">
            <text:p>-1 (-2,-3,-1)</text:p>
          </table:table-cell>
          <table:table-cell table:style-name="ce3" office:value-type="string">
            <text:p>1 (1,-2,1)</text:p>
          </table:table-cell>
          <table:table-cell office:value-type="string">
            <text:p>1 (1,0,0)</text:p>
          </table:table-cell>
          <table:table-cell table:style-name="ce3" office:value-type="string">
            <text:p>0 (0,0,-1)</text:p>
          </table:table-cell>
          <table:table-cell office:value-type="string">
            <text:p>-1 (-1,-1,-2)</text:p>
          </table:table-cell>
          <table:table-cell/>
          <table:table-cell table:style-name="ce4" office:value-type="string">
            <text:p>Alignments</text:p>
          </table:table-cell>
          <table:table-cell table:style-name="ce8" office:value-type="string">
            <text:p>G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</text:p>
          </table:table-cell>
          <table:table-cell table:number-columns-repeated="2" table:style-name="ce16" office:value-type="string">
            <text:p>T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C</text:p>
          </table:table-cell>
          <table:table-cell table:style-name="ce26" office:value-type="string">
            <text:p>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-3 (-5,-6,-3)</text:p>
          </table:table-cell>
          <table:table-cell office:value-type="string">
            <text:p>-3 (-3,-4,-3)</text:p>
          </table:table-cell>
          <table:table-cell office:value-type="string">
            <text:p>-1 (-1,-4,-2)</text:p>
          </table:table-cell>
          <table:table-cell office:value-type="string">
            <text:p>0 (-2,-2,0)</text:p>
          </table:table-cell>
          <table:table-cell office:value-type="string">
            <text:p>0 (0,-1,0)</text:p>
          </table:table-cell>
          <table:table-cell table:style-name="ce3" office:value-type="string">
            <text:p>0 (0,-1,-1)</text:p>
          </table:table-cell>
          <table:table-cell office:value-type="string">
            <text:p>-1 (-1,-1,-2)</text:p>
          </table:table-cell>
          <table:table-cell table:number-columns-repeated="2"/>
          <table:table-cell table:style-name="ce9" office:value-type="string">
            <text:p>G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G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C</text:p>
          </table:table-cell>
          <table:table-cell table:style-name="ce27" office:value-type="string">
            <text:p>U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office:value-type="string">
            <text:p>-4 (-6,-7,-4)</text:p>
          </table:table-cell>
          <table:table-cell office:value-type="string">
            <text:p>-4 (-4,-5,-4)</text:p>
          </table:table-cell>
          <table:table-cell office:value-type="string">
            <text:p>-2 (-4,-5,-2)</text:p>
          </table:table-cell>
          <table:table-cell office:value-type="string">
            <text:p>-1 (-2,-3,-1)</text:p>
          </table:table-cell>
          <table:table-cell office:value-type="string">
            <text:p>-1 (-1,-2,-1)</text:p>
          </table:table-cell>
          <table:table-cell office:value-type="string">
            <text:p>1 (1,-2,-1)</text:p>
          </table:table-cell>
          <table:table-cell office:value-type="string">
            <text:p>0 (-1,0,-2)</text:p>
          </table:table-cell>
          <table:table-cell table:number-columns-repeated="2"/>
          <table:table-cell table:style-name="ce10" office:value-type="string">
            <text:p>G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A</text:p>
          </table:table-cell>
          <table:table-cell table:number-columns-repeated="2" table:style-name="ce18" office:value-type="string">
            <text:p>T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C</text:p>
          </table:table-cell>
          <table:table-cell table:style-name="ce28" office:value-type="string">
            <text:p>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 office:value-type="string">
            <text:p>-5 (-7,-8,-5)</text:p>
          </table:table-cell>
          <table:table-cell office:value-type="string">
            <text:p>-2 (-5,-6,-5)</text:p>
          </table:table-cell>
          <table:table-cell table:style-name="ce3" office:value-type="string">
            <text:p>-3 (-3,-3,-3)</text:p>
          </table:table-cell>
          <table:table-cell office:value-type="string">
            <text:p>-2 (-3,-4,-2)</text:p>
          </table:table-cell>
          <table:table-cell office:value-type="string">
            <text:p>-2 (-2,-3,-2)</text:p>
          </table:table-cell>
          <table:table-cell office:value-type="string">
            <text:p>0 (-2,-3,0)</text:p>
          </table:table-cell>
          <table:table-cell office:value-type="string">
            <text:p>0 (0,-1,-1)</text:p>
          </table:table-cell>
          <table:table-cell table:number-columns-repeated="2"/>
          <table:table-cell table:style-name="ce11" office:value-type="string">
            <text:p>G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G</text:p>
          </table:table-cell>
          <table:table-cell table:style-name="ce19" office:value-type="string">
            <text:p>C</text:p>
          </table:table-cell>
          <table:table-cell table:style-name="ce29" office:value-type="string">
            <text:p>U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2" office:value-type="string">
            <text:p>G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A</text:p>
          </table:table-cell>
          <table:table-cell table:number-columns-repeated="2"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C</text:p>
          </table:table-cell>
          <table:table-cell table:style-name="ce30" office:value-type="string">
            <text:p>A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" office:value-type="string">
            <text:p>G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A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T</text:p>
          </table:table-cell>
          <table:table-cell table:style-name="ce21" office:value-type="string">
            <text:p>G</text:p>
          </table:table-cell>
          <table:table-cell table:style-name="ce21" office:value-type="string">
            <text:p>C</text:p>
          </table:table-cell>
          <table:table-cell table:style-name="ce31" office:value-type="string">
            <text:p>U</text:p>
          </table:table-cell>
          <table:table-cell table:number-columns-repeated="100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1:14:22</meta:creation-date>
    <dc:date>2014-10-02T14:00:46</dc:date>
    <meta:editing-duration>PT1H15M33S</meta:editing-duration>
    <meta:editing-cycles>5</meta:editing-cycles>
    <meta:generator>LibreOffice/3.5$Linux_x86 LibreOffice_project/350m1$Build-2</meta:generator>
    <meta:document-statistic meta:table-count="3" meta:cell-count="162" meta:object-count="0"/>
  </office:meta>
</office:document-meta>
</file>